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, 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07a2ed" officeooo:paragraph-rsid="0007a2ed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officeooo:rsid="0007a2ed" officeooo:paragraph-rsid="0007a2ed" style:font-size-asian="10.5p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1" fo:language="ru" fo:country="RU" officeooo:rsid="0007a2ed" officeooo:paragraph-rsid="0007a2ed" style:font-size-asian="10.5pt"/>
    </style:style>
    <style:style style:name="P4" style:family="paragraph" style:parent-style-name="Standard">
      <style:paragraph-properties fo:text-align="center" style:justify-single-word="false"/>
      <style:text-properties style:font-name="Times New Roman1" fo:language="ru" fo:country="RU" officeooo:rsid="0007a2ed" officeooo:paragraph-rsid="0007a2ed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Times New Roman1" fo:language="ru" fo:country="RU" officeooo:rsid="00101df0" officeooo:paragraph-rsid="00101df0" style:font-size-asian="10.5pt"/>
    </style:style>
    <style:style style:name="P6" style:family="paragraph" style:parent-style-name="Standard">
      <style:paragraph-properties fo:text-align="justify" style:justify-single-word="false"/>
      <style:text-properties style:font-name="Times New Roman1" fo:language="ru" fo:country="RU" officeooo:rsid="00101df0" officeooo:paragraph-rsid="00101df0" style:font-size-asian="10.5pt"/>
    </style:style>
    <style:style style:name="P7" style:family="paragraph" style:parent-style-name="Standard">
      <style:paragraph-properties fo:text-align="center" style:justify-single-word="false"/>
      <style:text-properties style:font-name="Times New Roman1" fo:language="ru" fo:country="RU" fo:font-weight="bold" officeooo:rsid="0007a2ed" officeooo:paragraph-rsid="0007a2ed" style:font-size-asian="10.5p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1" fo:language="ru" fo:country="RU" fo:font-style="normal" officeooo:rsid="00101df0" officeooo:paragraph-rsid="00205b25" style:font-size-asian="10.5pt" style:font-style-asian="normal" style:font-style-complex="normal"/>
    </style:style>
    <style:style style:name="P9" style:family="paragraph" style:parent-style-name="Standard">
      <style:paragraph-properties fo:margin-top="0cm" fo:margin-bottom="0.25cm" style:contextual-spacing="false" fo:text-align="justify" style:justify-single-word="false"/>
      <style:text-properties officeooo:rsid="000a295a" officeooo:paragraph-rsid="000d5bec"/>
    </style:style>
    <style:style style:name="P10" style:family="paragraph" style:parent-style-name="Standard">
      <style:paragraph-properties fo:margin-top="0cm" fo:margin-bottom="0.25cm" style:contextual-spacing="false" fo:text-align="justify" style:justify-single-word="false"/>
      <style:text-properties officeooo:paragraph-rsid="000d5bec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Times New Roman1" fo:language="ru" fo:country="RU" fo:font-weight="bold" officeooo:rsid="00101df0" officeooo:paragraph-rsid="00101df0" style:font-size-asian="10.5pt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Times New Roman1" fo:language="ru" fo:country="RU" officeooo:rsid="0007a2ed" officeooo:paragraph-rsid="0007a2ed" style:font-size-asian="10.5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language="ru" fo:country="RU" officeooo:rsid="000a295a" officeooo:paragraph-rsid="0010436c" style:font-size-asian="10.5pt"/>
    </style:style>
    <style:style style:name="P14" style:family="paragraph" style:parent-style-name="Text_20_body">
      <style:paragraph-properties fo:text-align="justify" style:justify-single-word="false"/>
      <style:text-properties style:font-name="Times New Roman1" fo:language="ru" fo:country="RU" officeooo:rsid="000a295a" officeooo:paragraph-rsid="001122b3" style:font-size-asian="10.5pt"/>
    </style:style>
    <style:style style:name="P15" style:family="paragraph" style:parent-style-name="Text_20_body">
      <style:paragraph-properties fo:text-align="justify" style:justify-single-word="false"/>
      <style:text-properties style:font-name="Times New Roman1" fo:language="ru" fo:country="RU" officeooo:rsid="000a295a" officeooo:paragraph-rsid="00133b9d" style:font-size-asian="10.5pt"/>
    </style:style>
    <style:style style:name="P16" style:family="paragraph" style:parent-style-name="Text_20_body">
      <style:paragraph-properties fo:text-align="justify" style:justify-single-word="false"/>
      <style:text-properties style:font-name="Times New Roman1" fo:language="ru" fo:country="RU" officeooo:rsid="000a295a" officeooo:paragraph-rsid="00181dbb" style:font-size-asian="10.5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language="ru" fo:country="RU" officeooo:rsid="000a295a" officeooo:paragraph-rsid="0018dc16" style:font-size-asian="10.5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language="ru" fo:country="RU" officeooo:rsid="000a295a" officeooo:paragraph-rsid="0018ef2f" style:font-size-asian="10.5pt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language="ru" fo:country="RU" officeooo:rsid="000a295a" officeooo:paragraph-rsid="001afb46" style:font-size-asian="10.5pt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language="ru" fo:country="RU" officeooo:rsid="000a295a" officeooo:paragraph-rsid="001caa36" style:font-size-asian="10.5pt"/>
    </style:style>
    <style:style style:name="P21" style:family="paragraph" style:parent-style-name="Text_20_body">
      <style:paragraph-properties fo:text-align="justify" style:justify-single-word="false"/>
      <style:text-properties style:font-name="Times New Roman1" fo:language="ru" fo:country="RU" officeooo:rsid="000a295a" officeooo:paragraph-rsid="00205b25" style:font-size-asian="10.5pt"/>
    </style:style>
    <style:style style:name="P22" style:family="paragraph" style:parent-style-name="Text_20_body">
      <style:paragraph-properties fo:text-align="justify" style:justify-single-word="false"/>
      <style:text-properties style:font-name="Times New Roman1" fo:language="ru" fo:country="RU" officeooo:rsid="000a295a" officeooo:paragraph-rsid="0020f40c" style:font-size-asian="10.5pt"/>
    </style:style>
    <style:style style:name="P23" style:family="paragraph" style:parent-style-name="Text_20_body">
      <style:paragraph-properties fo:text-align="justify" style:justify-single-word="false"/>
      <style:text-properties style:font-name="Times New Roman1" fo:language="ru" fo:country="RU" officeooo:rsid="000a295a" officeooo:paragraph-rsid="00214c4a" style:font-size-asian="10.5pt"/>
    </style:style>
    <style:style style:name="P24" style:family="paragraph" style:parent-style-name="Text_20_body">
      <style:paragraph-properties fo:text-align="justify" style:justify-single-word="false"/>
      <style:text-properties style:font-name="Times New Roman1" fo:language="ru" fo:country="RU" officeooo:rsid="0010436c" officeooo:paragraph-rsid="0010436c" style:font-size-asian="10.5pt"/>
    </style:style>
    <style:style style:name="P25" style:family="paragraph" style:parent-style-name="Text_20_body">
      <style:paragraph-properties fo:text-align="justify" style:justify-single-word="false"/>
      <style:text-properties style:font-name="Times New Roman1" fo:language="ru" fo:country="RU" officeooo:rsid="0020f40c" officeooo:paragraph-rsid="0020f40c" style:font-size-asian="10.5pt"/>
    </style:style>
    <style:style style:name="P26" style:family="paragraph" style:parent-style-name="Text_20_body">
      <style:paragraph-properties fo:text-align="justify" style:justify-single-word="false"/>
      <style:text-properties style:font-name="Times New Roman1" fo:language="ru" fo:country="RU" officeooo:rsid="00214c4a" officeooo:paragraph-rsid="00214c4a" style:font-size-asian="10.5pt"/>
    </style:style>
    <style:style style:name="P27" style:family="paragraph" style:parent-style-name="Text_20_body">
      <style:paragraph-properties fo:text-align="justify" style:justify-single-word="false"/>
      <style:text-properties style:font-name="Times New Roman1" fo:language="ru" fo:country="RU" officeooo:rsid="0014a7e5" officeooo:paragraph-rsid="001caa36" style:font-size-asian="10.5pt"/>
    </style:style>
    <style:style style:name="P28" style:family="paragraph" style:parent-style-name="Text_20_body">
      <style:paragraph-properties fo:text-align="justify" style:justify-single-word="false"/>
      <style:text-properties style:font-name="Times New Roman1" fo:language="ru" fo:country="RU" officeooo:rsid="0021e791" officeooo:paragraph-rsid="0021e791" style:font-size-asian="10.5pt"/>
    </style:style>
    <style:style style:name="P29" style:family="paragraph" style:parent-style-name="Text_20_body">
      <style:paragraph-properties fo:text-align="justify" style:justify-single-word="false"/>
      <style:text-properties style:font-name="Times New Roman1" fo:language="ru" fo:country="RU"/>
    </style:style>
    <style:style style:name="P30" style:family="paragraph" style:parent-style-name="Text_20_body">
      <style:paragraph-properties fo:text-align="justify" style:justify-single-word="false"/>
      <style:text-properties style:font-name="Times New Roman1" fo:language="ru" fo:country="RU" fo:font-weight="bold" officeooo:rsid="0020f40c" officeooo:paragraph-rsid="0020f40c" style:font-size-asian="10.5pt" style:font-weight-asian="bold" style:font-weight-complex="bold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Text_20_body">
      <style:paragraph-properties fo:text-align="justify" style:justify-single-word="false"/>
      <style:text-properties officeooo:paragraph-rsid="000a295a"/>
    </style:style>
    <style:style style:name="P33" style:family="paragraph" style:parent-style-name="Text_20_body">
      <style:paragraph-properties fo:text-align="justify" style:justify-single-word="false"/>
      <style:text-properties officeooo:paragraph-rsid="000c0a9c"/>
    </style:style>
    <style:style style:name="P34" style:family="paragraph" style:parent-style-name="Text_20_body">
      <style:paragraph-properties fo:text-align="justify" style:justify-single-word="false"/>
      <style:text-properties officeooo:paragraph-rsid="000d5bec"/>
    </style:style>
    <style:style style:name="P35" style:family="paragraph" style:parent-style-name="Text_20_body">
      <style:paragraph-properties fo:text-align="justify" style:justify-single-word="false"/>
      <style:text-properties officeooo:paragraph-rsid="00101df0"/>
    </style:style>
    <style:style style:name="P36" style:family="paragraph" style:parent-style-name="Text_20_body">
      <style:paragraph-properties fo:text-align="justify" style:justify-single-word="false"/>
      <style:text-properties officeooo:paragraph-rsid="0020f40c"/>
    </style:style>
    <style:style style:name="P37" style:family="paragraph" style:parent-style-name="Text_20_body">
      <style:paragraph-properties fo:text-align="justify" style:justify-single-word="false"/>
      <style:text-properties officeooo:paragraph-rsid="00214c4a"/>
    </style:style>
    <style:style style:name="P38" style:family="paragraph" style:parent-style-name="Text_20_body">
      <style:paragraph-properties fo:text-align="justify" style:justify-single-word="false"/>
      <style:text-properties officeooo:paragraph-rsid="0023a319"/>
    </style:style>
    <style:style style:name="P39" style:family="paragraph" style:parent-style-name="Text_20_body">
      <style:paragraph-properties fo:text-align="center" style:justify-single-word="false"/>
    </style:style>
    <style:style style:name="P40" style:family="paragraph" style:parent-style-name="Text_20_body">
      <style:paragraph-properties fo:text-align="justify" style:justify-single-word="false"/>
      <style:text-properties officeooo:rsid="000a295a" officeooo:paragraph-rsid="000a295a"/>
    </style:style>
    <style:style style:name="P41" style:family="paragraph" style:parent-style-name="Text_20_body">
      <style:paragraph-properties fo:text-align="justify" style:justify-single-word="false"/>
      <style:text-properties officeooo:rsid="000a295a" officeooo:paragraph-rsid="000d5bec"/>
    </style:style>
    <style:style style:name="P42" style:family="paragraph" style:parent-style-name="Text_20_body">
      <style:paragraph-properties fo:text-align="justify" style:justify-single-word="false"/>
      <style:text-properties officeooo:rsid="000edf4c" officeooo:paragraph-rsid="000edf4c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fo:language="ru" fo:country="RU" officeooo:rsid="000a295a" officeooo:paragraph-rsid="0020f40c" style:font-size-asian="10.5pt"/>
    </style:style>
    <style:style style:name="P44" style:family="paragraph" style:parent-style-name="Text_20_body">
      <style:paragraph-properties fo:text-align="justify" style:justify-single-word="false"/>
      <style:text-properties style:font-name="Liberation Serif" fo:language="ru" fo:country="RU" officeooo:rsid="0014a7e5" officeooo:paragraph-rsid="0014a7e5" style:font-size-asian="10.5pt"/>
    </style:style>
    <style:style style:name="P45" style:family="paragraph" style:parent-style-name="Text_20_body">
      <style:paragraph-properties fo:text-align="justify" style:justify-single-word="false"/>
      <style:text-properties style:font-name="Liberation Serif" officeooo:paragraph-rsid="0020f40c"/>
    </style:style>
    <style:style style:name="P46" style:family="paragraph" style:parent-style-name="Text_20_body">
      <style:paragraph-properties fo:text-align="justify" style:justify-single-word="false"/>
      <style:text-properties officeooo:rsid="0020f40c" officeooo:paragraph-rsid="0020f40c"/>
    </style:style>
    <style:style style:name="P47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Times New Roman1" fo:language="ru" fo:country="RU"/>
    </style:style>
    <style:style style:name="P48" style:family="paragraph" style:parent-style-name="Standard">
      <style:paragraph-properties fo:text-align="justify" style:justify-single-word="false"/>
      <style:text-properties style:font-name="Times New Roman1" fo:language="ru" fo:country="RU" officeooo:rsid="0007a2ed" officeooo:paragraph-rsid="0007a2ed" style:font-size-asian="10.5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language="ru" fo:country="RU"/>
    </style:style>
    <style:style style:name="T3" style:family="text">
      <style:text-properties style:font-name="Times New Roman1" fo:language="ru" fo:country="RU" officeooo:rsid="0008702e"/>
    </style:style>
    <style:style style:name="T4" style:family="text">
      <style:text-properties style:font-name="Times New Roman1" fo:language="ru" fo:country="RU" officeooo:rsid="000a295a"/>
    </style:style>
    <style:style style:name="T5" style:family="text">
      <style:text-properties style:font-name="Times New Roman1" fo:language="ru" fo:country="RU" fo:font-style="italic" style:font-style-asian="italic" style:font-style-complex="italic"/>
    </style:style>
    <style:style style:name="T6" style:family="text">
      <style:text-properties style:font-name="Times New Roman1" fo:language="ru" fo:country="RU" fo:font-style="italic" officeooo:rsid="000a295a" style:font-style-asian="italic" style:font-style-complex="italic"/>
    </style:style>
    <style:style style:name="T7" style:family="text">
      <style:text-properties style:font-name="Times New Roman1" fo:language="ru" fo:country="RU" fo:font-style="italic" officeooo:rsid="000a7e54" style:font-style-asian="italic" style:font-style-complex="italic"/>
    </style:style>
    <style:style style:name="T8" style:family="text">
      <style:text-properties style:font-name="Times New Roman1" fo:language="ru" fo:country="RU" fo:font-style="italic" officeooo:rsid="000d5bec" style:font-style-asian="italic" style:font-style-complex="italic"/>
    </style:style>
    <style:style style:name="T9" style:family="text">
      <style:text-properties style:font-name="Times New Roman1" fo:language="ru" fo:country="RU" fo:font-style="italic" officeooo:rsid="00101df0" style:font-style-asian="italic" style:font-style-complex="italic"/>
    </style:style>
    <style:style style:name="T10" style:family="text">
      <style:text-properties style:font-name="Times New Roman1" fo:language="ru" fo:country="RU" fo:font-style="italic" officeooo:rsid="00205b25" style:font-style-asian="italic" style:font-style-complex="italic"/>
    </style:style>
    <style:style style:name="T11" style:family="text">
      <style:text-properties style:font-name="Times New Roman1" fo:language="ru" fo:country="RU" fo:font-style="italic" officeooo:rsid="000edf4c" style:font-style-asian="italic" style:font-style-complex="italic"/>
    </style:style>
    <style:style style:name="T12" style:family="text">
      <style:text-properties style:font-name="Times New Roman1" fo:language="ru" fo:country="RU" fo:font-style="italic" officeooo:rsid="0023a319" style:font-style-asian="italic" style:font-style-complex="italic"/>
    </style:style>
    <style:style style:name="T13" style:family="text">
      <style:text-properties style:font-name="Times New Roman1" fo:language="ru" fo:country="RU" fo:font-weight="bold" style:font-weight-asian="bold" style:font-weight-complex="bold"/>
    </style:style>
    <style:style style:name="T14" style:family="text">
      <style:text-properties style:font-name="Times New Roman1" fo:language="ru" fo:country="RU" fo:font-weight="bold" officeooo:rsid="000d5bec" style:font-weight-asian="bold" style:font-weight-complex="bold"/>
    </style:style>
    <style:style style:name="T15" style:family="text">
      <style:text-properties style:font-name="Times New Roman1" fo:language="ru" fo:country="RU" officeooo:rsid="000c0a9c"/>
    </style:style>
    <style:style style:name="T16" style:family="text">
      <style:text-properties style:font-name="Times New Roman1" fo:language="ru" fo:country="RU" officeooo:rsid="000d5bec"/>
    </style:style>
    <style:style style:name="T17" style:family="text">
      <style:text-properties style:font-name="Times New Roman1" fo:language="ru" fo:country="RU" officeooo:rsid="000edf4c"/>
    </style:style>
    <style:style style:name="T18" style:family="text">
      <style:text-properties style:font-name="Times New Roman1" fo:language="ru" fo:country="RU" officeooo:rsid="00101df0"/>
    </style:style>
    <style:style style:name="T19" style:family="text">
      <style:text-properties style:font-name="Times New Roman1" fo:language="ru" fo:country="RU" fo:font-style="normal" officeooo:rsid="00205b25" style:font-style-asian="normal" style:font-style-complex="normal"/>
    </style:style>
    <style:style style:name="T20" style:family="text">
      <style:text-properties style:font-name="Times New Roman1" fo:language="ru" fo:country="RU" officeooo:rsid="00205b25"/>
    </style:style>
    <style:style style:name="T21" style:family="text">
      <style:text-properties style:font-name="Times New Roman1" fo:language="ru" fo:country="RU" officeooo:rsid="00214c4a"/>
    </style:style>
    <style:style style:name="T22" style:family="text">
      <style:text-properties style:font-name="Times New Roman1" fo:language="ru" fo:country="RU" officeooo:rsid="0023a319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8702e" style:font-weight-asian="bold" style:font-weight-complex="bold"/>
    </style:style>
    <style:style style:name="T25" style:family="text">
      <style:text-properties fo:font-weight="bold" officeooo:rsid="001caa36" style:font-weight-asian="bold" style:font-weight-complex="bold"/>
    </style:style>
    <style:style style:name="T26" style:family="text">
      <style:text-properties fo:font-weight="bold" officeooo:rsid="00205b25" style:font-weight-asian="bold" style:font-weight-complex="bold"/>
    </style:style>
    <style:style style:name="T27" style:family="text">
      <style:text-properties fo:font-weight="bold" officeooo:rsid="0020f40c" style:font-weight-asian="bold" style:font-weight-complex="bold"/>
    </style:style>
    <style:style style:name="T28" style:family="text">
      <style:text-properties fo:font-weight="bold" officeooo:rsid="0021e791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8ef2f" style:font-weight-asian="normal" style:font-weight-complex="normal"/>
    </style:style>
    <style:style style:name="T31" style:family="text">
      <style:text-properties fo:font-weight="normal" officeooo:rsid="0019b187" style:font-weight-asian="normal" style:font-weight-complex="normal"/>
    </style:style>
    <style:style style:name="T32" style:family="text">
      <style:text-properties fo:font-weight="normal" officeooo:rsid="001afb46" style:font-weight-asian="normal" style:font-weight-complex="normal"/>
    </style:style>
    <style:style style:name="T33" style:family="text">
      <style:text-properties fo:font-weight="normal" officeooo:rsid="001caa36" style:font-weight-asian="normal" style:font-weight-complex="normal"/>
    </style:style>
    <style:style style:name="T34" style:family="text">
      <style:text-properties fo:font-weight="normal" officeooo:rsid="00205b25" style:font-weight-asian="normal" style:font-weight-complex="normal"/>
    </style:style>
    <style:style style:name="T35" style:family="text">
      <style:text-properties fo:font-weight="normal" officeooo:rsid="0021e791" style:font-weight-asian="normal" style:font-weight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205b25" style:font-style-asian="italic" style:font-style-complex="italic"/>
    </style:style>
    <style:style style:name="T38" style:family="text">
      <style:text-properties fo:font-style="italic" officeooo:rsid="00101df0" style:font-style-asian="italic" style:font-style-complex="italic"/>
    </style:style>
    <style:style style:name="T39" style:family="text">
      <style:text-properties fo:font-style="italic" officeooo:rsid="0020f40c" style:font-style-asian="italic" style:font-style-complex="italic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08702e" style:font-style-asian="italic" style:font-weight-asian="bold" style:font-style-complex="italic" style:font-weight-complex="bold"/>
    </style:style>
    <style:style style:name="T42" style:family="text">
      <style:text-properties fo:font-style="italic" fo:font-weight="normal" officeooo:rsid="001dc900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205b25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101df0" style:font-style-asian="italic" style:font-weight-asian="normal" style:font-style-complex="italic" style:font-weight-complex="normal"/>
    </style:style>
    <style:style style:name="T45" style:family="text">
      <style:text-properties officeooo:rsid="000d5bec"/>
    </style:style>
    <style:style style:name="T46" style:family="text">
      <style:text-properties fo:font-style="normal" officeooo:rsid="00205b25" style:font-style-asian="normal" style:font-style-complex="normal"/>
    </style:style>
    <style:style style:name="T47" style:family="text">
      <style:text-properties fo:font-style="normal" officeooo:rsid="0020f40c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05b25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0f40c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20f40c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205b25" style:font-style-asian="normal" style:font-weight-asian="bold" style:font-style-complex="normal" style:font-weight-complex="bold"/>
    </style:style>
    <style:style style:name="T54" style:family="text">
      <style:text-properties officeooo:rsid="001caa36"/>
    </style:style>
    <style:style style:name="T55" style:family="text">
      <style:text-properties officeooo:rsid="00205b25"/>
    </style:style>
    <style:style style:name="T56" style:family="text">
      <style:text-properties fo:language="it" fo:country="IT" fo:font-weight="normal" officeooo:rsid="00205b25" style:font-weight-asian="normal" style:font-weight-complex="normal"/>
    </style:style>
    <style:style style:name="T57" style:family="text">
      <style:text-properties fo:language="it" fo:country="IT" fo:font-style="normal" fo:font-weight="normal" officeooo:rsid="00205b25" style:font-style-asian="normal" style:font-weight-asian="normal" style:font-style-complex="normal" style:font-weight-complex="normal"/>
    </style:style>
    <style:style style:name="T58" style:family="text">
      <style:text-properties officeooo:rsid="0020f40c"/>
    </style:style>
    <style:style style:name="T59" style:family="text">
      <style:text-properties fo:language="ru" fo:country="RU"/>
    </style:style>
    <style:style style:name="T60" style:family="text">
      <style:text-properties fo:language="ru" fo:country="RU" fo:font-weight="bold" style:font-weight-asian="bold" style:font-weight-complex="bold"/>
    </style:style>
    <style:style style:name="T61" style:family="text">
      <style:text-properties style:font-name="Times New Roman"/>
    </style:style>
    <style:style style:name="T62" style:family="text">
      <style:text-properties style:font-name="Times New Roman" fo:language="ru" fo:country="RU"/>
    </style:style>
    <style:style style:name="T63" style:family="text">
      <style:text-properties style:font-name="Times New Roman" officeooo:rsid="00214c4a"/>
    </style:style>
    <style:style style:name="T64" style:family="text">
      <style:text-properties style:font-name="Times New Roman" fo:font-weight="bold" style:font-weight-asian="bold" style:font-weight-complex="bold"/>
    </style:style>
    <style:style style:name="T65" style:family="text">
      <style:text-properties style:font-name="Times New Roman" fo:font-weight="bold" officeooo:rsid="0021e791" style:font-weight-asian="bold" style:font-weight-complex="bold"/>
    </style:style>
    <style:style style:name="T66" style:family="text">
      <style:text-properties style:font-name="Times New Roman" officeooo:rsid="0021e791"/>
    </style:style>
    <style:style style:name="T67" style:family="text">
      <style:text-properties style:font-name="Times New Roman" fo:font-style="italic" officeooo:rsid="0023a9bb" style:font-style-asian="italic" style:font-style-complex="italic"/>
    </style:style>
    <style:style style:name="T68" style:family="text">
      <style:text-properties style:font-name="Liberation Serif"/>
    </style:style>
    <style:style style:name="T69" style:family="text">
      <style:text-properties style:font-name="Liberation Serif" fo:font-weight="normal" style:font-weight-asian="normal" style:font-weight-complex="normal"/>
    </style:style>
    <style:style style:name="T70" style:family="text">
      <style:text-properties style:font-name="Liberation Serif" fo:font-style="italic" officeooo:rsid="00214c4a" style:font-style-asian="italic" style:font-style-complex="italic"/>
    </style:style>
    <style:style style:name="T71" style:family="text">
      <style:text-properties style:font-name="Liberation Serif" fo:font-style="italic" officeooo:rsid="0023a9bb" style:font-style-asian="italic" style:font-style-complex="italic"/>
    </style:style>
    <style:style style:name="T72" style:family="text">
      <style:text-properties style:font-name="Liberation Serif" fo:font-weight="bold" style:font-weight-asian="bold" style:font-weight-complex="bold"/>
    </style:style>
    <style:style style:name="T73" style:family="text">
      <style:text-properties style:font-name="Liberation Serif" fo:font-weight="bold" officeooo:rsid="0020f40c" style:font-weight-asian="bold" style:font-weight-complex="bold"/>
    </style:style>
    <style:style style:name="T74" style:family="text">
      <style:text-properties style:font-name="Liberation Serif" officeooo:rsid="0020f40c"/>
    </style:style>
    <style:style style:name="T75" style:family="text">
      <style:text-properties style:font-name="Liberation Serif" fo:language="ru" fo:country="RU"/>
    </style:style>
    <style:style style:name="T76" style:family="text">
      <style:text-properties style:font-name="Liberation Serif" fo:language="ru" fo:country="RU" officeooo:rsid="0020f40c"/>
    </style:style>
    <style:style style:name="T77" style:family="text">
      <style:text-properties style:font-name="Liberation Serif" fo:language="ru" fo:country="RU" fo:font-weight="bold" style:font-weight-asian="bold" style:font-weight-complex="bold"/>
    </style:style>
    <style:style style:name="T78" style:family="text">
      <style:text-properties style:font-name="Liberation Serif" officeooo:rsid="00214c4a"/>
    </style:style>
    <style:style style:name="T79" style:family="text">
      <style:text-properties style:font-name="Liberation Serif" officeooo:rsid="0023a9bb"/>
    </style:style>
    <style:style style:name="T80" style:family="text">
      <style:text-properties officeooo:rsid="00214c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екст для Труффальдино в 4 явлении 3 действия</text:p>
      <text:p text:style-name="P1"/>
      <text:p text:style-name="P1"/>
      <text:p text:style-name="P3"><text:span text:style-name="T1"/></text:p>
      <text:p text:style-name="P3"/>
      <text:p text:style-name="P3"/>
      <text:p text:style-name="P7">Текст 7 явления 3 действия</text:p>
      <text:p text:style-name="P4"/>
      <text:p text:style-name="P4"/>
      <text:p text:style-name="P12"><text:span text:style-name="Emphasis"><text:span text:style-name="Strong_20_Emphasis">Тарталья</text:span></text:span><text:span text:style-name="Emphasis">, </text:span><text:span text:style-name="Emphasis"><text:span text:style-name="Strong_20_Emphasis">Панталоне</text:span></text:span><text:span text:style-name="Emphasis">, </text:span><text:span text:style-name="Emphasis"><text:span text:style-name="Strong_20_Emphasis">Труффальдино</text:span></text:span><text:span text:style-name="Strong_20_Emphasis"><text:span text:style-name="T40">, </text:span></text:span><text:span text:style-name="Strong_20_Emphasis"><text:span text:style-name="T41">Бригелла (за сценой)</text:span></text:span><text:span text:style-name="Emphasis"><text:span text:style-name="T40">.</text:span></text:span></text:p>
      <text:p text:style-name="P31"><text:span text:style-name="Strong_20_Emphasis"><text:span text:style-name="T2">Труффальдино:</text:span></text:span><text:span text:style-name="T2"> </text:span><text:span text:style-name="T22">Офигеть какие новости! Офигеть какие новости!</text:span></text:p>
      <text:p text:style-name="P31"><text:span text:style-name="Strong_20_Emphasis"><text:span text:style-name="T2">Панталоне:</text:span></text:span><text:span text:style-name="T2"> </text:span><text:span text:style-name="T3">П</text:span><text:span text:style-name="T2">р</text:span><text:span text:style-name="T3">ы</text:span><text:span text:style-name="T2">нц </text:span><text:span text:style-name="T3">помирился</text:span><text:span text:style-name="T2"> с братом?</text:span></text:p>
      <text:p text:style-name="P31"><text:span text:style-name="Strong_20_Emphasis"><text:span text:style-name="T2">Тарталья:</text:span></text:span><text:span text:style-name="T2"> Дженнаро </text:span><text:span text:style-name="T3">учинил новое з-з-зверствие?!</text:span></text:p>
      <text:p text:style-name="P32"><text:span text:style-name="Strong_20_Emphasis"><text:span text:style-name="T2">Труффальдино:</text:span></text:span><text:span text:style-name="T2"> </text:span><text:span text:style-name="T6">(</text:span><text:span text:style-name="T5">с</text:span><text:span text:style-name="T6">мущённо)</text:span><text:span text:style-name="T4"> Видите ли, хоть я и первый королевский ловчий…</text:span></text:p>
      <text:p text:style-name="P40"><text:span text:style-name="T13">Бригелла:</text:span><text:span text:style-name="T2"> </text:span><text:span text:style-name="T5">(высовываясь из-за кулисы)</text:span><text:span text:style-name="T2"> Неправда!</text:span></text:p>
      <text:p text:style-name="P40"><text:span text:style-name="Strong_20_Emphasis"><text:span text:style-name="T2">Труффальдино:</text:span></text:span><text:span text:style-name="T2"> </text:span><text:span text:style-name="T5">(смущённо)</text:span><text:span text:style-name="T2"> Но у меня есть мечта: мне бы хотелось стать ещё и первым королевским трагиком.</text:span></text:p>
      <text:p text:style-name="P40"><text:span text:style-name="T13">Панталоне:</text:span><text:span text:style-name="T2"> Трагиком?</text:span></text:p>
      <text:p text:style-name="P40"><text:span text:style-name="T13">Тарталья:</text:span><text:span text:style-name="T2"> Т-т-трагиком?</text:span></text:p>
      <text:p text:style-name="P40"><text:span text:style-name="Strong_20_Emphasis"><text:span text:style-name="T2">Труффальдино:</text:span></text:span><text:span text:style-name="T2"> Да, и поэтому я заказал одному поэту стихи о том, что случилось на королевской свадьбе. Сейчас я вам их прочту. Слушайте! </text:span><text:span text:style-name="T5">(декламирует с подвываниями, </text:span><text:span text:style-name="T7">дико вращая глазами и буйно жестикулируя)</text:span></text:p>
      <text:p text:style-name="P47">В то время как народ, сойдясь толпами,</text:p>
      <text:p text:style-name="P47">В великолепном храме ожидал</text:p>
      <text:p text:style-name="P47">Свершенья брака и верховный жрец</text:p>
      <text:p text:style-name="P47">Стоял пред алтарем, король Миллон</text:p>
      <text:p text:style-name="P47">Взял за руку прелестную Армиллу,</text:p>
      <text:p text:style-name="P47">И вот, под звуки сладкогласной меди</text:p>
      <text:p text:style-name="P47">И мелодических древес, под грохот</text:p>
      <text:p text:style-name="P47">Тимпанов и гармонию напевов</text:p>
      <text:p text:style-name="P47">Скрепился долгочаемый союз.</text:p>
      <text:p text:style-name="P47">Но что это? Внезапно воздух храма</text:p>
      <text:p text:style-name="P47">Наполнился сычами и другими</text:p>
      <text:p text:style-name="P47">Зловещими пернатыми полночи,</text:p>
      <text:p text:style-name="P47">Которые, порхая здесь и там,</text:p>
      <text:p text:style-name="P47">Печальным криком огласили своды,</text:p>
      <text:p text:style-name="P47">И сотни псов, и вновь другие сотни,</text:p>
      <text:p text:style-name="P47">Рассеясь по торжественному зданью,</text:p>
      <text:p text:style-name="P47">Чудовищно завыли. Со стены</text:p>
      <text:p text:style-name="P47">Обрушилось прозрачное зерцало</text:p>
      <text:p text:style-name="P47">И превратилось в мелкие осколки,</text:p>
      <text:p text:style-name="P47">И чаша с солью с высоты алтарной</text:p>
      <text:p text:style-name="P47"><text:soft-page-break/>Упала, опорожнясь. В этот миг</text:p>
      <text:p text:style-name="P47">На голову монарха оседает</text:p>
      <text:p text:style-name="P47">Огромный филин. Грузная сова</text:p>
      <text:p text:style-name="P47">Вцепляется в прическу королевы</text:p>
      <text:p text:style-name="P47">И острым когтем треплет волос черный</text:p>
      <text:p text:style-name="P29">И рвет ее божественный тупей.</text:p>
      <text:p text:style-name="P31"><text:span text:style-name="Emphasis"><text:span text:style-name="T2">(Отирает пот.)</text:span></text:span></text:p>
      <text:p text:style-name="P31"><text:span text:style-name="Strong_20_Emphasis"><text:span text:style-name="T2">Панталоне:</text:span></text:span><text:span text:style-name="T2"> </text:span><text:span text:style-name="T15">Тупей?</text:span></text:p>
      <text:p text:style-name="P33"><text:span text:style-name="Strong_20_Emphasis"><text:span text:style-name="T15">Тарталья:</text:span></text:span><text:span text:style-name="T15"> Т-т-тупей?</text:span></text:p>
      <text:p text:style-name="P34"><text:span text:style-name="Strong_20_Emphasis"><text:span text:style-name="T2">Труффальдино:</text:span></text:span><text:span text:style-name="T2"> </text:span><text:span text:style-name="T15">Да, и ещё тупей…</text:span></text:p>
      <text:p text:style-name="P41"><text:span text:style-name="Strong_20_Emphasis"><text:span text:style-name="T16">Панталоне:</text:span></text:span><text:span text:style-name="T16"> Короче, Склифосовский. Чем же всё это кончилось?</text:span></text:p>
      <text:p text:style-name="P9"><text:span text:style-name="Strong_20_Emphasis"><text:span text:style-name="T15">Труффальдино:</text:span></text:span><text:span text:style-name="T15"> Знаете, что-то я устал говорить стихами, </text:span><text:span text:style-name="T16">не моё это дело. Не буду я, пожалуй, трагиком. </text:span><text:span text:style-name="T22">Останусь просто первым королевским ловчим.</text:span></text:p>
      <text:p text:style-name="P10"><text:span text:style-name="T14">Бригелла:</text:span><text:span text:style-name="T16"> </text:span><text:span text:style-name="T8">(высовываясь из-за кулисы)</text:span><text:span text:style-name="T16"> </text:span><text:span text:style-name="T22">Вторым!</text:span></text:p>
      <text:p text:style-name="P38"><text:span text:style-name="Strong_20_Emphasis"><text:span text:style-name="T16">Труффальдино:</text:span></text:span><text:span text:style-name="T16"> </text:span><text:span text:style-name="T22">Замолчи, самозванец! Ну а новости я расскажу по-нашему, по-простому, по-пацански… Короче, принц исчез. Он, перешёл в эту, как её, типа… типа… типа… типа… опа-позицию. Ну а король Миллон, сами понимаете, тюти-мути, шуры-муры — короче, удалился с </text:span><text:span text:style-name="T2">супругой в брачные покои. </text:span><text:span text:style-name="T22">А нам, всем придворным, велел стоять на страже. Поэтому я </text:span><text:span text:style-name="T17">как первый и главный королевский ловчий пойду приготовлю своих охотничьих собак. И если Дженнаро вздумает неистовствовать, ему несдобровать! </text:span><text:span text:style-name="T11">(уходит)</text:span></text:p>
      <text:p text:style-name="P42"><text:span text:style-name="Strong_20_Emphasis"><text:span text:style-name="T15">Тарталья:</text:span></text:span><text:span text:style-name="T15"> </text:span><text:span text:style-name="T2">Пойду пить к… к… к… </text:span><text:span text:style-name="T12">(импровизация)</text:span></text:p>
      <text:p text:style-name="P31"><text:span text:style-name="Strong_20_Emphasis"><text:span text:style-name="T2">Панталоне:</text:span></text:span><text:span text:style-name="T2"> </text:span><text:span text:style-name="T12">(один)</text:span><text:span text:style-name="T2"> </text:span><text:span text:style-name="T22">Антракт!</text:span></text:p>
      <text:p text:style-name="P39"><text:span text:style-name="Emphasis"><text:span text:style-name="T2">Занавес</text:span></text:span></text:p>
      <text:p text:style-name="P3"/>
      <text:p text:style-name="P11">Приветствие масок</text:p>
      <text:p text:style-name="P5"/>
      <text:p text:style-name="P5"/>
      <text:p text:style-name="P8"><text:span text:style-name="T23">Бригелла</text:span><text:span text:style-name="T26">:</text:span><text:span text:style-name="T29"> </text:span><text:span text:style-name="T43">(выходит на сцену и поёт)</text:span><text:span text:style-name="T34"> </text:span><text:span text:style-name="T56">Tanti auguri a te! Tanti auguri a te! Tanti auguuuuu…</text:span></text:p>
      <text:p text:style-name="P6"/>
      <text:p text:style-name="P35"><text:span text:style-name="Strong_20_Emphasis"><text:span text:style-name="T2">Труффальдино:</text:span></text:span><text:span text:style-name="T2"> </text:span><text:span text:style-name="T9">(</text:span><text:span text:style-name="T10">вбегает, перебивая</text:span><text:span text:style-name="T9">)</text:span><text:span text:style-name="T5"> </text:span><text:span text:style-name="T19">Что это ты тут делаешь?</text:span></text:p>
      <text:p text:style-name="P35"><text:span text:style-name="Strong_20_Emphasis"><text:span text:style-name="T20">Бригелла</text:span></text:span><text:span text:style-name="Strong_20_Emphasis"><text:span text:style-name="T2">:</text:span></text:span><text:span text:style-name="T2"> </text:span><text:span text:style-name="T20">Как что</text:span><text:span text:style-name="T18">? </text:span><text:span text:style-name="T20">Готовлю поздравление </text:span><text:span text:style-name="T21">к трёхстолетию</text:span><text:span text:style-name="T20"> нашего дорогого Карло Гоцци, который вернул нас к жизни! Чисто конкретно.</text:span></text:p>
      <text:p text:style-name="P35"><text:span text:style-name="Strong_20_Emphasis"><text:span text:style-name="T2">Т</text:span></text:span><text:span text:style-name="Strong_20_Emphasis"><text:span text:style-name="T20">руффальдино</text:span></text:span><text:span text:style-name="Strong_20_Emphasis"><text:span text:style-name="T2">:</text:span></text:span><text:span text:style-name="T18"> </text:span><text:span text:style-name="T20">Опа! А давай вместе!</text:span></text:p>
      <text:p text:style-name="P21"><text:span text:style-name="T23">Бригелла, </text:span><text:span text:style-name="T26">Труффальдино</text:span><text:span text:style-name="T23">:</text:span> <text:span text:style-name="T36">(</text:span><text:span text:style-name="T37">поют</text:span><text:span text:style-name="T36">)</text:span> <text:span text:style-name="T57">Tanti auguri a te! Tanti auguri a te! Tanti auguuuuu…</text:span></text:p>
      <text:p text:style-name="P22"><text:span text:style-name="Strong_20_Emphasis">Т</text:span><text:span text:style-name="Strong_20_Emphasis"><text:span text:style-name="T55">арталья</text:span></text:span><text:span text:style-name="Strong_20_Emphasis">:</text:span> <text:span text:style-name="T38">(</text:span><text:span text:style-name="T37">вбегает, перебивая </text:span><text:span text:style-name="T39">и заикаясь</text:span><text:span text:style-name="T38">)</text:span><text:span text:style-name="T36"> </text:span><text:span text:style-name="T46">Что это </text:span><text:span text:style-name="T47">вы тут делаете?</text:span></text:p>
      <text:p text:style-name="P13"><text:span text:style-name="T23">Бригелла:</text:span> <text:span text:style-name="T58">Как что?</text:span></text:p>
      <text:p text:style-name="P13"><text:span text:style-name="Strong_20_Emphasis">Труффальдино:</text:span> <text:span text:style-name="T58">Ты чё в натуре?</text:span></text:p>
      <text:p text:style-name="P22"><text:span text:style-name="Strong_20_Emphasis"><text:span text:style-name="T55">Бригелла</text:span></text:span><text:span text:style-name="Strong_20_Emphasis">:</text:span> <text:span text:style-name="T55">Готовлю поздравление </text:span><text:span text:style-name="T80">к трёхсотлетию</text:span><text:span text:style-name="T55"> нашего дорогого…</text:span></text:p>
      <text:p text:style-name="P30"><text:span text:style-name="Strong_20_Emphasis">Труффальдино: </text:span><text:span text:style-name="Strong_20_Emphasis"><text:span text:style-name="T29">Любимого!</text:span></text:span></text:p>
      <text:p text:style-name="P22"><text:span text:style-name="T23">Бригелла, </text:span><text:span text:style-name="T26">Труффальдино</text:span><text:span text:style-name="T23">:</text:span> <text:span text:style-name="T58">Карло Гоцци!</text:span></text:p>
      <text:p text:style-name="P22"><text:span text:style-name="T23">Бригелла:</text:span> <text:span text:style-name="T58">Который чисто конкретно вернул нас к жизни!</text:span></text:p>
      <text:p text:style-name="P14"><text:span text:style-name="Strong_20_Emphasis">Труффальдино:</text:span> <text:span text:style-name="T58">Да, типа, ваще подарил нам бессмертие!</text:span></text:p>
      <text:p text:style-name="P14"><text:span text:style-name="Strong_20_Emphasis"><text:span text:style-name="T58">Т</text:span></text:span><text:span text:style-name="Strong_20_Emphasis"><text:span text:style-name="T27">арталья</text:span></text:span><text:span text:style-name="Strong_20_Emphasis">:</text:span> <text:span text:style-name="T58">Т-т-тогда я с в-в-вами!</text:span></text:p>
      <text:p text:style-name="P22"><text:span text:style-name="T23">Бригелла, </text:span><text:span text:style-name="T27">Тарталья,</text:span><text:span text:style-name="T23"> </text:span><text:span text:style-name="T26">Труффальдино</text:span><text:span text:style-name="T23">:</text:span> <text:span text:style-name="T36">(</text:span><text:span text:style-name="T37">поют</text:span><text:span text:style-name="T36">)</text:span> <text:span text:style-name="T57">Tanti auguri a te! Tanti auguri a te! Tanti auguuuuu…</text:span></text:p>
      <text:p text:style-name="P22"><text:span text:style-name="Strong_20_Emphasis"><text:span text:style-name="T47">Панталоне</text:span></text:span><text:span text:style-name="Strong_20_Emphasis"><text:span text:style-name="T46">:</text:span></text:span><text:span text:style-name="T49"> </text:span><text:span text:style-name="T44">(</text:span><text:span text:style-name="T43">вбегает, перебивая</text:span><text:span text:style-name="T44">)</text:span><text:span text:style-name="T43"> </text:span><text:span text:style-name="T50">Ш</text:span><text:span text:style-name="T49">о это </text:span><text:span text:style-name="T50">вы тут делаете?</text:span></text:p>
      <text:p text:style-name="P22"><text:span text:style-name="Strong_20_Emphasis"><text:span text:style-name="T55">Бригелла</text:span></text:span><text:span text:style-name="Strong_20_Emphasis">:</text:span> <text:span text:style-name="T58">Как что?</text:span> <text:span text:style-name="T55">Готов</text:span><text:span text:style-name="T58">им</text:span><text:span text:style-name="T55"> поздравление для нашего дорогого…</text:span></text:p>
      <text:p text:style-name="P30"><text:span text:style-name="Strong_20_Emphasis"><text:span text:style-name="T68">Труффальдино: </text:span></text:span><text:span text:style-name="Strong_20_Emphasis"><text:span text:style-name="T69">Любимого!</text:span></text:span></text:p>
      <text:p text:style-name="P30"><text:span text:style-name="Strong_20_Emphasis"><text:span text:style-name="T68">Тарталья:</text:span></text:span><text:span text:style-name="Strong_20_Emphasis"><text:span text:style-name="T69"> Н-н-незабвенного!</text:span></text:span></text:p>
      <text:p text:style-name="P43"><text:span text:style-name="T52">Бригелла, Тарталья, </text:span><text:span text:style-name="T53">Труффальдино</text:span><text:span text:style-name="T52">:</text:span><text:span text:style-name="T50"> Карло Гоцци!</text:span></text:p>
      <text:p text:style-name="P25"><text:span text:style-name="T51">Панталоне:</text:span><text:span text:style-name="T48"> Поздравление они готовят... Ну а подарок-то у вас есть?</text:span></text:p>
      <text:p text:style-name="P14"><text:span text:style-name="Strong_20_Emphasis"><text:span text:style-name="T58">Бригелла</text:span></text:span><text:span text:style-name="Strong_20_Emphasis">:</text:span> <text:span text:style-name="T58">Дык. А то!</text:span></text:p>
      <text:p text:style-name="P24"><text:span text:style-name="T27">Труффальдино</text:span><text:span text:style-name="T23">:</text:span> <text:span text:style-name="T58">Не вопрос!</text:span></text:p>
      <text:p text:style-name="P16"><text:span text:style-name="Strong_20_Emphasis">Т</text:span><text:span text:style-name="Strong_20_Emphasis"><text:span text:style-name="T58">арталья</text:span></text:span><text:span text:style-name="Strong_20_Emphasis">:</text:span> <text:span text:style-name="T58">Р-р-разумеется.</text:span></text:p>
      <text:p text:style-name="P17"><text:span text:style-name="Strong_20_Emphasis">Панталоне:</text:span> <text:span text:style-name="T58">Ну и какой же у вас подарок?</text:span></text:p>
      <text:p text:style-name="P17"><text:span text:style-name="T27">Труффальдино</text:span><text:span text:style-name="T23">:</text:span> <text:span text:style-name="T58">Мы типа собираемся представить в его честь его комическую сказку «Ворон».</text:span></text:p>
      <text:p text:style-name="P17"><text:span text:style-name="Strong_20_Emphasis"><text:span text:style-name="T58">Бригелла</text:span></text:span><text:span text:style-name="Strong_20_Emphasis">:</text:span> <text:span text:style-name="T58">Вообще-то трагикомическую.</text:span></text:p>
      <text:p text:style-name="P15"><text:span text:style-name="Strong_20_Emphasis"><text:span text:style-name="T73">Панталоне</text:span></text:span><text:span text:style-name="Strong_20_Emphasis"><text:span text:style-name="T68">:</text:span></text:span><text:span text:style-name="T68"> </text:span><text:span text:style-name="T74">Всё с вами ясно… Почтеннейшая публика!</text:span></text:p>
      <text:p text:style-name="P17"><text:soft-page-break/><text:span text:style-name="Strong_20_Emphasis"><text:span text:style-name="T73">Все вместе</text:span></text:span><text:span text:style-name="Strong_20_Emphasis"><text:span text:style-name="T68">:</text:span></text:span><text:span text:style-name="T68"> </text:span><text:span text:style-name="T74">Мы — старинные маски!</text:span></text:p>
      <text:p text:style-name="P36"><text:span text:style-name="Strong_20_Emphasis"><text:span text:style-name="T75">Труффальдино:</text:span></text:span><text:span text:style-name="T75"> Меня зовут Труффальдино.</text:span></text:p>
      <text:p text:style-name="P45"><text:span text:style-name="T60">Бригелла:</text:span><text:span text:style-name="T59"> А меня Бригелла.</text:span></text:p>
      <text:p text:style-name="P36"><text:span text:style-name="Strong_20_Emphasis"><text:span text:style-name="T75">Труффальдино:</text:span></text:span><text:span text:style-name="T75"> Мы </text:span><text:span text:style-name="T76">оба</text:span><text:span text:style-name="T75">, </text:span><text:span text:style-name="T76">типа, это,</text:span><text:span text:style-name="T75"> родом из Бергамо.</text:span></text:p>
      <text:p text:style-name="P46"><text:span text:style-name="T77">Бригелла:</text:span><text:span text:style-name="T75"> Чисто конкретно из Бергамо.</text:span></text:p>
      <text:p text:style-name="P36"><text:span text:style-name="Strong_20_Emphasis"><text:span text:style-name="T75">Панталоне:</text:span></text:span><text:span text:style-name="T75"> А я Панталоне. Прибыл к вам из города-героя Венеции.</text:span></text:p>
      <text:p text:style-name="P36"><text:span text:style-name="Strong_20_Emphasis"><text:span text:style-name="T75">Тарталья:</text:span></text:span><text:span text:style-name="T75"> А меня зовут Тарталья. Я из Н… Н… Н…</text:span></text:p>
      <text:p text:style-name="P45"><text:span text:style-name="T60">Бригелла:</text:span><text:span text:style-name="T59"> Из Ниццы?</text:span></text:p>
      <text:p text:style-name="P36"><text:span text:style-name="Strong_20_Emphasis"><text:span text:style-name="T75">Труффальдино:</text:span></text:span><text:span text:style-name="T75"> Из Найроби?</text:span></text:p>
      <text:p text:style-name="P36"><text:span text:style-name="Strong_20_Emphasis"><text:span text:style-name="T75">Панталоне:</text:span></text:span><text:span text:style-name="T75"> Из Нижнего Тагила?</text:span></text:p>
      <text:p text:style-name="P22"><text:span text:style-name="Strong_20_Emphasis"><text:span text:style-name="T68">Тарталья:</text:span></text:span><text:span text:style-name="T68"> Из Н-н-неаполя! </text:span><text:span text:style-name="T70">(рыдает)</text:span></text:p>
      <text:p text:style-name="P26"><text:span text:style-name="T72">Панталоне:</text:span><text:span text:style-name="T68"> А чего ты расхныкался?</text:span></text:p>
      <text:p text:style-name="P26"><text:span text:style-name="T72">Тарталья:</text:span><text:span text:style-name="T68"> Так ведь трёхсотлетие Карло Гоцци было в прошлом году! Мы его прозевали!</text:span></text:p>
      <text:p text:style-name="P26"><text:span text:style-name="T72">Панталоне:</text:span><text:span text:style-name="T68"> </text:span><text:span text:style-name="T71">(строго)</text:span><text:span text:style-name="T68"> Не прозевали, а прочихали! И вообще, ты разве не знаешь, что в прошлом году никаких дней рожденья не было? Все </text:span><text:span text:style-name="T79">они</text:span><text:span text:style-name="T68"> были перенесены на неопределённый срок, до следующего указа. На эту тему есть отличный венецианский анекдот. «Девушка, вам сколько лет исполнилось? Двадцать пять? А в каком году?»… Итак, почтеннейшая публика!</text:span></text:p>
      <text:p text:style-name="P17"><text:span text:style-name="Strong_20_Emphasis"><text:span text:style-name="T78">Бригелла</text:span></text:span><text:span text:style-name="Strong_20_Emphasis"><text:span text:style-name="T68">:</text:span></text:span><text:span text:style-name="T68"> </text:span><text:span text:style-name="T78">Чисто конкретно</text:span><text:span text:style-name="T68"> </text:span><text:span text:style-name="T78">по случаю прошедшего трёхсотлетия нашего дорогого…</text:span></text:p>
      <text:p text:style-name="P37"><text:span text:style-name="Strong_20_Emphasis"><text:span text:style-name="T62">Труффальдино:</text:span></text:span><text:span text:style-name="T62"> Любимого!</text:span></text:p>
      <text:p text:style-name="P37"><text:span text:style-name="Strong_20_Emphasis"><text:span text:style-name="T62">Тарталья:</text:span></text:span><text:span text:style-name="T62"> Н-н-незабвенного!</text:span></text:p>
      <text:p text:style-name="P23"><text:span text:style-name="Strong_20_Emphasis"><text:span text:style-name="T63">Панталоне:</text:span></text:span><text:span text:style-name="T63"> Неподражаемого графа Карло Гоцмана!</text:span></text:p>
      <text:p text:style-name="P26"><text:span text:style-name="T64">Бригелла:</text:span><text:span text:style-name="T61"> Который вернул нас к жизни!</text:span></text:p>
      <text:p text:style-name="P26"><text:span text:style-name="T64">Труффальдино:</text:span><text:span text:style-name="T61"> Который подарил нам бессмертие!</text:span></text:p>
      <text:p text:style-name="P26"><text:span text:style-name="T64">Тарталья:</text:span><text:span text:style-name="T61"> </text:span><text:span text:style-name="T67">(с надрывом)</text:span><text:span text:style-name="T61"> Который верил в нас тогда, когда в нас уже никто не верил!</text:span></text:p>
      <text:p text:style-name="P23"><text:span text:style-name="T65">Панталоне:</text:span><text:span text:style-name="T66"> М</text:span><text:span text:style-name="T63">ы сейчас представим вам его комическую сказку «Ворон».</text:span></text:p>
      <text:p text:style-name="P44"><text:span text:style-name="T28">Бригелла</text:span><text:span text:style-name="T23">:</text:span> Вообще-то трагикомическую.</text:p>
      <text:p text:style-name="P18"><text:span text:style-name="Strong_20_Emphasis">Труффальдино: </text:span><text:span text:style-name="Strong_20_Emphasis"><text:span text:style-name="T30">Сказку с волшебными превращениями, страшными смертями, чудесными воскрешениям</text:span></text:span><text:span text:style-name="Strong_20_Emphasis"><text:span text:style-name="T35">и и</text:span></text:span><text:span text:style-name="Strong_20_Emphasis"><text:span text:style-name="T31"> с неожиданной, ошеломляющей развязкой!</text:span></text:span></text:p>
      <text:p text:style-name="P19"><text:span text:style-name="Strong_20_Emphasis">Тарталья:</text:span><text:span text:style-name="Strong_20_Emphasis"><text:span text:style-name="T29"> </text:span></text:span><text:span text:style-name="Strong_20_Emphasis"><text:span text:style-name="T32">Почтеннейшая публика, имейте хоть каплю с… с… с…</text:span></text:span></text:p>
      <text:p text:style-name="P19"><text:span text:style-name="Strong_20_Emphasis">Панталоне:</text:span><text:span text:style-name="Strong_20_Emphasis"><text:span text:style-name="T29"> </text:span></text:span><text:span text:style-name="Strong_20_Emphasis"><text:span text:style-name="T32">Сиропа?</text:span></text:span></text:p>
      <text:p text:style-name="P19"><text:span text:style-name="Strong_20_Emphasis">Труффальдино:</text:span><text:span text:style-name="Strong_20_Emphasis"><text:span text:style-name="T29"> </text:span></text:span><text:span text:style-name="Strong_20_Emphasis"><text:span text:style-name="T32">Спирта?</text:span></text:span></text:p>
      <text:p text:style-name="P19"><text:span text:style-name="Strong_20_Emphasis"><text:span text:style-name="T23">Бригелла:</text:span></text:span><text:span text:style-name="Strong_20_Emphasis"><text:span text:style-name="T29"> </text:span></text:span><text:span text:style-name="Strong_20_Emphasis"><text:span text:style-name="T32">Скипидара?</text:span></text:span></text:p>
      <text:p text:style-name="P19"><text:soft-page-break/><text:span text:style-name="Strong_20_Emphasis">Тарталья:</text:span><text:span text:style-name="Strong_20_Emphasis"><text:span text:style-name="T29"> </text:span></text:span><text:span text:style-name="Strong_20_Emphasis"><text:span text:style-name="T32">Снисхождения!</text:span></text:span></text:p>
      <text:p text:style-name="P19"><text:span text:style-name="Strong_20_Emphasis">Панталоне:</text:span><text:span text:style-name="Strong_20_Emphasis"><text:span text:style-name="T29"> </text:span></text:span><text:span text:style-name="Strong_20_Emphasis"><text:span text:style-name="T32">Да, будьте снисходительны к нашим совсем ещё юным дарованиям!</text:span></text:span></text:p>
      <text:p text:style-name="P19"><text:span text:style-name="Strong_20_Emphasis">Труффальдино:</text:span><text:span text:style-name="Strong_20_Emphasis"><text:span text:style-name="T29"> </text:span></text:span><text:span text:style-name="Strong_20_Emphasis"><text:span text:style-name="T32">Встретьте благосклонно </text:span></text:span><text:span text:style-name="Strong_20_Emphasis"><text:span text:style-name="T35">нашу скромную работу!</text:span></text:span></text:p>
      <text:p text:style-name="P20"><text:span text:style-name="Strong_20_Emphasis"><text:span text:style-name="T23">Бригелла:</text:span></text:span><text:span text:style-name="Strong_20_Emphasis"><text:span text:style-name="T29"> </text:span></text:span><text:span text:style-name="Strong_20_Emphasis"><text:span text:style-name="T33">Ведь ваши аплодисменты дадут нам вдохновение!</text:span></text:span></text:p>
      <text:p text:style-name="P20"><text:span text:style-name="Strong_20_Emphasis">Тарталья:</text:span><text:span text:style-name="Strong_20_Emphasis"><text:span text:style-name="T29"> </text:span></text:span><text:span text:style-name="Strong_20_Emphasis"><text:span text:style-name="T35">Чтобы достойно отметить</text:span></text:span><text:span text:style-name="Strong_20_Emphasis"><text:span text:style-name="T33"> тр</text:span></text:span><text:span text:style-name="Strong_20_Emphasis"><text:span text:style-name="T35">иста лет со</text:span></text:span><text:span text:style-name="Strong_20_Emphasis"><text:span text:style-name="T33"> д-д-д</text:span></text:span><text:span text:style-name="Strong_20_Emphasis"><text:span text:style-name="T35">ня</text:span></text:span><text:span text:style-name="Strong_20_Emphasis"><text:span text:style-name="T33"> рожденья…</text:span></text:span></text:p>
      <text:p text:style-name="P20"><text:span text:style-name="Strong_20_Emphasis"><text:span text:style-name="T25">Вместе: </text:span></text:span><text:span text:style-name="Strong_20_Emphasis"><text:span text:style-name="T33">Карло Гоцци.</text:span></text:span></text:p>
      <text:p text:style-name="P20"><text:span text:style-name="Strong_20_Emphasis">Панталоне:</text:span><text:span text:style-name="Strong_20_Emphasis"><text:span text:style-name="T29"> </text:span></text:span><text:span text:style-name="Strong_20_Emphasis"><text:span text:style-name="T33">Итак, «Ворон», комическая сказка в пяти действиях…</text:span></text:span></text:p>
      <text:p text:style-name="P27"><text:span text:style-name="T23">Бригелла:</text:span> Вообще-то трагикомическ<text:span text:style-name="T54">ая</text:span>.</text:p>
      <text:p text:style-name="P28"><text:span text:style-name="T23">Вместе:</text:span> Представление начинается!</text:p>
      <text:p text:style-name="P28"><text:span text:style-name="Strong_20_Emphasis"><text:span text:style-name="T4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, 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22T10:17:51.709981513</meta:creation-date>
    <meta:editing-duration>PT30M43S</meta:editing-duration>
    <meta:editing-cycles>7</meta:editing-cycles>
    <meta:generator>LibreOffice/7.1.3.2$Linux_X86_64 LibreOffice_project/10$Build-2</meta:generator>
    <dc:date>2021-06-25T17:58:27.545411899</dc:date>
    <meta:document-statistic meta:table-count="0" meta:image-count="0" meta:object-count="0" meta:page-count="5" meta:paragraph-count="115" meta:word-count="818" meta:character-count="5831" meta:non-whitespace-character-count="5126"/>
  </office:meta>
</office:document-meta>
</file>